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5pt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5pt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5pt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5pt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5pt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d5fd8" officeooo:paragraph-rsid="000d5fd8"/>
    </style:style>
    <style:style style:name="P2" style:family="paragraph" style:parent-style-name="Standard">
      <style:text-properties officeooo:rsid="000d5fd8" officeooo:paragraph-rsid="000f14c7"/>
    </style:style>
    <style:style style:name="P3" style:family="paragraph" style:parent-style-name="Standard">
      <style:text-properties officeooo:paragraph-rsid="000d5fd8"/>
    </style:style>
    <style:style style:name="P4" style:family="paragraph" style:parent-style-name="Standard">
      <style:text-properties officeooo:rsid="000f14c7" officeooo:paragraph-rsid="000f14c7"/>
    </style:style>
    <style:style style:name="P5" style:family="paragraph" style:parent-style-name="Table">
      <style:paragraph-properties fo:keep-with-next="always"/>
    </style:style>
    <style:style style:name="P6" style:family="paragraph" style:parent-style-name="Table_20_Contents">
      <style:text-properties officeooo:rsid="000f14c7" officeooo:paragraph-rsid="000f14c7"/>
    </style:style>
    <style:style style:name="P7" style:family="paragraph" style:parent-style-name="Text_20_body">
      <style:text-properties officeooo:rsid="000f14c7"/>
    </style:style>
    <style:style style:name="P8" style:family="paragraph" style:parent-style-name="Text_20_body">
      <style:text-properties officeooo:rsid="00106f8b" officeooo:paragraph-rsid="00106f8b"/>
    </style:style>
    <style:style style:name="T1" style:family="text">
      <style:text-properties officeooo:rsid="000d5fd8"/>
    </style:style>
    <style:style style:name="T2" style:family="text">
      <style:text-properties officeooo:rsid="000f14c7"/>
    </style:style>
    <style:style style:name="T3" style:family="text">
      <style:text-properties officeooo:rsid="000fe83d"/>
    </style:style>
    <style:style style:name="T4" style:family="text">
      <style:text-properties officeooo:rsid="00106f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PLROM v4.0<text:span text:style-name="T4">.1</text:span></text:p>
      <text:p text:style-name="P1"/>
      <text:h text:style-name="Heading_20_1" text:outline-level="1">1. はじめに</text:h>
      <text:p text:style-name="P1">IPLROMとは、OCMの起動処理を司る2KBのZ80コードである。</text:p>
      <text:p text:style-name="P1">SerialROM (EPCS) や SDカード上にある BIOS ROMイメージを読み取って、FPGAボード上のSDRAMへ転送してから、転送後の BIOS へ飛ぶことにより起動処理を実現している。</text:p>
      <text:p text:style-name="P1">本書は、その使い方をまとめたものである。</text:p>
      <text:p text:style-name="P1"/>
      <text:p text:style-name="P1"/>
      <text:h text:style-name="Heading_20_1" text:outline-level="1">2. IPLROM v3 からの変更点</text:h>
      <text:p text:style-name="P1">(1) BIOSイメージファイルの構造変更</text:p>
      <text:p text:style-name="P1">　IPLROM v3 までは、BIOS ROMを決まった順序で結合したファイルを BIOSイメージファイルとしていた。</text:p>
      <text:p text:style-name="P1">　IPLROM4からは、512byteのヘッダが付いており、そこに記載のコマンドに基づいて、ヘッダより後のデータを読み込みSDRAMへ転送するように変更している。従って、BIOS ROMイメージを作り直す必要がある。</text:p>
      <text:p text:style-name="P1"/>
      <text:p text:style-name="P1">(2) 可変長 BIOSイメージファイル</text:p>
      <text:p text:style-name="P1">　1 block = 16KB として、次の N block は SDRAM の X番地に転送せよ、というコマンドを用意している。必要なROMイメージだけ転送する記述にすれば良いので、必要なROMが少なければBIOSイメージファイルを小さく出来て、かつ起動時の読み込みも少なくなる（＝高速になる）。</text:p>
      <text:p text:style-name="P1"/>
      <text:p text:style-name="P1">(3) FFh フィル</text:p>
      <text:p text:style-name="P1">　未使用の領域を放置には出来ないため、必要の無い領域には FFh を詰めるコマンドを用意している。これも SDRAM の X番地には N block の FFhフィルをする、という指定になる。</text:p>
      <text:p text:style-name="P1"/>
      <text:p text:style-name="P1">(4) メッセージ表示</text:p>
      <text:p text:style-name="P1">　BIOS ROMイメージを作成している最中、SerialROM からなのか SDカードからなのか、どちらから起動したか分からないと困る場合や、どのイメージから起動したか分からなくなる場合などがある。</text:p>
      <text:p text:style-name="P1">　そのような状況をサポートするために、メッセージ表示を搭載している。</text:p>
      <text:p text:style-name="P1">　もちろん、起動時に何も表示しないように指定することも可能である。</text:p>
      <text:p text:style-name="P1"/>
      <text:p text:style-name="P1">(5) PAL/NTSC出力の選択</text:p>
      <text:p text:style-name="P1">　特に MSX1互換として起動する場合、BIOS側には PAL/NTSC選択の設定が存在しないため、PALモニターを接続している場合に不便である。</text:p>
      <text:p text:style-name="P1"/>
      <text:p text:style-name="P1">(6) MSX1風カラーパレット初期化</text:p>
      <text:p text:style-name="P1">　MSX2の起動時カラーパレットは、MSX1よりも彩度が高い色合いに変化している。しかし、MSX1向けに作られたゲームソフト等は MSX1の色合いでないと見づらい・違和感がある表示になることがある。</text:p>
      <text:p text:style-name="P1">　この違和感を少しでも和らげるために、MSX1の色に似せたカラーパレットで初期化する。</text:p>
      <text:p text:style-name="P1">　MSX2のBIOSは、通常のMSX2初期カラーパレットで初期化するためMSX2の色になる。</text:p>
      <text:p text:style-name="P1">　MSX1のBIOSは、カラーパレットレジスタにアクセスしないためMSX1風パレットで動作する。</text:p>
      <text:p text:style-name="P1"/>
      <text:p text:style-name="P1">(7) I/Oポートへの書き込み</text:p>
      <text:p text:style-name="P1">　BIOSイメージ上に I/Oポートへの書き込みを埋め込むことが出来る。主に OCM Device に対する各種切替設定の書き込みに利用する。</text:p>
      <text:p text:style-name="P1"><text:soft-page-break/></text:p>
      <text:h text:style-name="Heading_20_1" text:outline-level="1">3. BIOS Image Maker</text:h>
      <text:p text:style-name="P1">BIOSイメージを手作業で作るのは大変なので、生成ツールを用意した。</text:p>
      <text:p text:style-name="P1"/>
      <text:p text:style-name="P1">tool\bios_image_maker</text:p>
      <text:p text:style-name="P1"/>
      <text:p text:style-name="P1">Windowsのコマンドラインアプリで、第１引数に設定ファイル名、第２引数に生成するBIOSイメージファイル名を記入する。使い方の一例を<text:sequence-ref text:reference-format="text" text:ref-name="refTable0">表 1BIOS Image Maker の使い方一例</text:sequence-ref>に示す。</text:p>
      <text:p text:style-name="P1"/>
      <text:p text:style-name="P5">表 <text:sequence text:ref-name="refTable0" text:name="Table" text:formula="ooow:Table+1" style:num-format="1">1</text:sequence><text:span text:style-name="T1">BIOS Image Maker の使い方一例</text:span></text:p>
      <table:table table:name="表1" table:style-name="表1">
        <table:table-column table:style-name="表1.A"/>
        <table:table-row>
          <table:table-cell table:style-name="表1.A1" office:value-type="string">
            <text:p text:style-name="Table_20_Contents">bios_image_maker.exe ocm_msx2.cfg <text:s/>OCM_MSX2.BIN</text:p>
          </table:table-cell>
        </table:table-row>
      </table:table>
      <text:p text:style-name="P1"/>
      <text:p text:style-name="P1">設定ファイルは、テキストファイルである。</text:p>
      <text:p text:style-name="P1">tool\bios_image_maker\ocm_msx2.cfg に、サンプルの設定ファイルを用意している。</text:p>
      <text:p text:style-name="P1"/>
      <text:p text:style-name="P1">設定ファイルは１行１コマンドであり、; で始まる行はコメントである。空行も無視される。</text:p>
      <text:p text:style-name="P1"/>
      <text:h text:style-name="Heading_20_2" text:outline-level="2">3.1. メッセージ表示の切り替え</text:h>
      <text:p text:style-name="P1">下記の書式でメッセージ表示の切り替えができる。</text:p>
      <text:p text:style-name="P3"/>
      <table:table table:name="表2" table:style-name="表2">
        <table:table-column table:style-name="表2.A"/>
        <table:table-row>
          <table:table-cell table:style-name="表2.A1" office:value-type="string">
            <text:p text:style-name="Table_20_Contents">DISPLAY_MESSAGE<text:tab/>= "ON"</text:p>
          </table:table-cell>
        </table:table-row>
      </table:table>
      <text:p text:style-name="P1"/>
      <text:p text:style-name="P1">"ON" は、メッセージ表示する。</text:p>
      <text:p text:style-name="P1">これを "OFF" にすると、メッセージを非表示にする。</text:p>
      <text:p text:style-name="P1">このコマンドは、全体を通して一番下に記述したものが有効である。</text:p>
      <text:p text:style-name="P3"/>
      <text:h text:style-name="Heading_20_2" text:outline-level="2">3.2. PAL/NTSCの切り替え</text:h>
      <text:p text:style-name="Text_20_body">下記の書式で<text:span text:style-name="T1">PAL/NTSCの切り替えができる。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Table_20_Contents">MONITOR_TYPE<text:tab/>= "NTSC"</text:p>
          </table:table-cell>
        </table:table-row>
      </table:table>
      <text:p text:style-name="P1"/>
      <text:p text:style-name="P1">"NTSC" は、NTSC出力想定の設定である。</text:p>
      <text:p text:style-name="P1">これを "PAL" にすると、PAL出力想定に切り替わる。</text:p>
      <text:p text:style-name="P1">具体的には、VDPのR#9 の該当ビットに設定する。</text:p>
      <text:p text:style-name="P1">DISPLAY_MESSAGE = "ON" の場合のメッセージ表示も、この R#9 に対する設定完了後に行われる。</text:p>
      <text:p text:style-name="P1">このコマンドは、全体を通して一番下に記述したものが有効である。</text:p>
      <text:p text:style-name="P1"/>
      <text:h text:style-name="Heading_20_2" text:outline-level="2">3.3. メッセージ表示</text:h>
      <text:p text:style-name="P1">下記の書式でメッセージを表示できる。</text:p>
      <table:table table:name="表4" table:style-name="表4">
        <table:table-column table:style-name="表4.A"/>
        <table:table-row>
          <table:table-cell table:style-name="表4.A1" office:value-type="string">
            <text:p text:style-name="Table_20_Contents">MESSAGE<text:tab/><text:tab/><text:tab/>= "<text:span text:style-name="T1">message</text:span>"</text:p>
          </table:table-cell>
        </table:table-row>
      </table:table>
      <text:p text:style-name="P1"/>
      <text:p text:style-name="P1">message の部分が表示される。</text:p>
      <text:p text:style-name="P1">決まった位置に表示されるため、連続して複数指定しても上書きされて見えないので注意すること。</text:p>
      <text:p text:style-name="P1">どの BIOSイメージファイルなのかを識別するメッセージを１つ指定するのが通常。</text:p>
      <text:p text:style-name="P1">このコマンドは記述順に実行される。</text:p>
      <text:p text:style-name="P1"><text:soft-page-break/></text:p>
      <text:h text:style-name="Heading_20_2" text:outline-level="2">3.4. ROMイメージ読み込み</text:h>
      <text:p text:style-name="P4">下記の書式でROMイメージを読み込む。</text:p>
      <table:table table:name="表5" table:style-name="表5">
        <table:table-column table:style-name="表5.A"/>
        <table:table-row>
          <table:table-cell table:style-name="表5.A1" office:value-type="string">
            <text:p text:style-name="Table_20_Contents">ROM_IMAGE<text:tab/><text:tab/>= "<text:span text:style-name="T2">ROMイメージファイル名</text:span>", バンク番号</text:p>
          </table:table-cell>
        </table:table-row>
      </table:table>
      <text:p text:style-name="P4"/>
      <text:p text:style-name="P4">ROMイメージファイル名で指定されたファイルを、バンク番号で示される位置に読み込む。</text:p>
      <text:p text:style-name="P4">バンク番号を省略すると、直前の続きになる。</text:p>
      <text:p text:style-name="P4">ROMイメージファイルは 16KB の倍数を期待しているが、半端な場合は 16KB の倍数に繰り上げられ、足りない分は FFh で埋められる。</text:p>
      <text:p text:style-name="P2">このコマンドは記述順に実行される。</text:p>
      <text:p text:style-name="P4"/>
      <text:p text:style-name="P4">3.5. I/Oポート書き込み</text:p>
      <text:p text:style-name="P4">下記の書式で I/Oポートに指定の値を書き込む。</text:p>
      <table:table table:name="表6" table:style-name="表6">
        <table:table-column table:style-name="表6.A"/>
        <table:table-row>
          <table:table-cell table:style-name="表6.A1" office:value-type="string">
            <text:p text:style-name="Table_20_Contents">OUTPORT<text:tab/><text:tab/><text:tab/>= アドレス, 値</text:p>
          </table:table-cell>
        </table:table-row>
      </table:table>
      <text:p text:style-name="P4"/>
      <text:p text:style-name="P2">このコマンドは記述順に実行される。</text:p>
      <text:p text:style-name="P4">例えば、VDPのR#7 に F2h を書きたければ、</text:p>
      <text:p text:style-name="P4">OUTPORT=0x99,0xF2</text:p>
      <text:p text:style-name="P4">OUTPORT=0x99,0x87</text:p>
      <text:p text:style-name="P4">とすれば良い。</text:p>
      <text:p text:style-name="P2"/>
      <text:h text:style-name="Heading_20_2" text:outline-level="2">3.6. FFhフィル</text:h>
      <text:p text:style-name="P4">下記の書式で FFhフィルを実行する。</text:p>
      <table:table table:name="表7" table:style-name="表7">
        <table:table-column table:style-name="表7.A"/>
        <table:table-row>
          <table:table-cell table:style-name="表7.A1" office:value-type="string">
            <text:p text:style-name="Table_20_Contents">FILL_DUMMY<text:span text:style-name="T2"> = バンク数, バンク番号</text:span></text:p>
          </table:table-cell>
        </table:table-row>
      </table:table>
      <text:p text:style-name="P4"/>
      <text:p text:style-name="P4">ROM_IMAGE で FFh が 16KB 詰まったファイルを指定してもいいが、その場合起動時に EPCSやSDカードから 16KB読み込む処理が入る。</text:p>
      <text:p text:style-name="P4">バンク数は<text:span text:style-name="T3"> 16KB単位。16KBなら1, 32KBなら2 といった具合。</text:span></text:p>
      <text:p text:style-name="P4">本コマンドでは、読み込まずに LDIR命令で敷き詰めるので高速である。</text:p>
      <text:p text:style-name="P2">このコマンドは記述順に実行される。</text:p>
      <text:p text:style-name="P4"/>
      <text:h text:style-name="Heading_20_2" text:outline-level="2">3.7. 終了コマンド</text:h>
      <text:p text:style-name="P4">下記の書式でBIOSイメージを終了できる。</text:p>
      <table:table table:name="表8" table:style-name="表8">
        <table:table-column table:style-name="表8.A"/>
        <table:table-row>
          <table:table-cell table:style-name="表8.A1" office:value-type="string">
            <text:p text:style-name="P6">TERMINATE = サイズ</text:p>
          </table:table-cell>
        </table:table-row>
      </table:table>
      <text:p text:style-name="P4"/>
      <text:p text:style-name="P4">サイズは、0を指定すれば単純な終了を意味する。</text:p>
      <text:p text:style-name="P4">数値を指定すると、そのサイズになるまでFFhを詰める。サイズは KB単位で指定する。</text:p>
      <text:p text:style-name="P4"/>
      <text:p text:style-name="P4">SDカードにBIOSイメージを置く場合、フォーマット直後に最初に書いたファイルという制約がある。しかし、いろいろ切り替えて使いたい場合に毎回フォーマットするのは現実的ではない。</text:p>
      <text:p text:style-name="P4">そこで、切り替えて使いたいBIOSイメージファイルをすべて同じサイズにしておき、切替は上書きコピーするようにすれば切り替えられるのである。</text:p>
      <text:p text:style-name="P4">そのため、同サイズにするための詰め物である。</text:p>
      <text:p text:style-name="P4">IPLROM4は、この詰め物を読まないため、これによる読み出し速度低下はない。SDカード上の領域を多少無駄遣いするが、切り替えられるメリットの方が大きいと考える人は、このサイズ指定を使えば良い。</text:p>
      <text:p text:style-name="P2">このコマンドは記述順に実行される。</text:p>
      <text:p text:style-name="P4"/>
      <text:h text:style-name="Heading_20_2" text:outline-level="2"><text:soft-page-break/>3.8. ESERAM接続メモリの切り替え</text:h>
      <text:p text:style-name="P8">SDRAMを1MB単位で32個に分割してあります。どの1MBにMegaSDHCを接続させるか選択するための命令です。いわゆるアドレスの上位指定です。0～31で指定します。</text:p>
      <table:table table:name="表9" table:style-name="表9">
        <table:table-column table:style-name="表9.A"/>
        <table:table-row>
          <table:table-cell table:style-name="表9.A1" office:value-type="string">
            <text:p text:style-name="Table_20_Contents">CHANGE_ESERAM_MEMORY<text:span text:style-name="T2"> = メモリID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8T06:40:08.744000000</meta:creation-date>
    <dc:date>2020-05-20T06:56:53.015000000</dc:date>
    <meta:editing-duration>PT18M22S</meta:editing-duration>
    <meta:editing-cycles>3</meta:editing-cycles>
    <meta:generator>LibreOffice/6.3.5.2$Windows_X86_64 LibreOffice_project/dd0751754f11728f69b42ee2af66670068624673</meta:generator>
    <meta:document-statistic meta:table-count="9" meta:image-count="0" meta:object-count="0" meta:page-count="4" meta:paragraph-count="91" meta:word-count="2429" meta:character-count="3292" meta:non-whitespace-character-count="3139"/>
  </office:meta>
</office:document-meta>
</file>